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afac" officeooo:paragraph-rsid="0006afac" style:font-size-asian="12.25pt" style:font-size-complex="14pt"/>
    </style:style>
    <style:style style:name="P2" style:family="paragraph" style:parent-style-name="Standard">
      <style:text-properties fo:font-size="14pt" officeooo:rsid="00085da9" officeooo:paragraph-rsid="00085da9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prés de fer els passos del ftpserver, sortim i entrem al ftp client.</text:p>
      <text:p text:style-name="P1"><text:tab/>Docker exec -it (nom del client) bash</text:p>
      <text:p text:style-name="P2">I instal·lem el ftp. </text:p>
      <text:p text:style-name="P2"><text:tab/>Apt-get -y install ftp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8:19:14.090618036</meta:creation-date>
    <dc:date>2018-12-12T18:31:50.288137310</dc:date>
    <meta:editing-duration>PT12M3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28" meta:character-count="153" meta:non-whitespace-character-count="126"/>
  </office:meta>
</office:document-meta>
</file>